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font-name="Liberation Serif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ource_20_Text"><text:span text:style-name="T1"/>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6:22.653195482</meta:creation-date>
    <dc:date>2023-12-03T08:53:56.163576497</dc:date>
    <meta:editing-duration>PT33M45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